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3.59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3]-[.F43])/[.F43]/[.F43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4]-[.F44])/[.F44]/[.F44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5]-[.F45])/[.F45]/[.F45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7]-[.F47])/[.F47]/[.F47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0]-[.F50])/[.F50]/[.F50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1]-[.F51])/[.F51]/[.F51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2]-[.F52])/[.F52]/[.F52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3]-[.F53])/[.F53]/[.F53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4]-[.F54])/[.F54]/[.F54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5]-[.F55])/[.F55]/[.F55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6]-[.F56])/[.F56]/[.F56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7]-[.F57])/[.F57]/[.F57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9]-[.F59])/[.F59]/[.F59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0]-[.F60])/[.F60]/[.F60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1]-[.F61])/[.F61]/[.F61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2]-[.F62])/[.F62]/[.F62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7]-[.F67])/[.F67]/[.F67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8]-[.F68])/[.F68]/[.F68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9]-[.F69])/[.F69]/[.F69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0]-[.F70])/[.F70]/[.F70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1]-[.F71])/[.F71]/[.F71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2]-[.F72])/[.F72]/[.F72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3]-[.F73])/[.F73]/[.F73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4]-[.F74])/[.F74]/[.F74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5]-[.F75])/[.F75]/[.F75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6]-[.F76])/[.F76]/[.F76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7]-[.F77])/[.F77]/[.F77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8]-[.F78])/[.F78]/[.F78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0]-[.F80])/[.F80]/[.F80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2]-[.F82])/[.F82]/[.F82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3]-[.F83])/[.F83]/[.F83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5]-[.F85])/[.F85]/[.F85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6]-[.F86])/[.F86]/[.F86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7]-[.F87])/[.F87]/[.F87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8]-[.F88])/[.F88]/[.F88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9]-[.F89])/[.F89]/[.F89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0]-[.F90])/[.F90]/[.F90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1]-[.F91])/[.F91]/[.F91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2]-[.F92])/[.F92]/[.F92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3]-[.F93])/[.F93]/[.F93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4]-[.F94])/[.F94]/[.F94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5]-[.F95])/[.F95]/[.F95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6]-[.F96])/[.F96]/[.F96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7]-[.F97])/[.F97]/[.F97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8]-[.F98])/[.F98]/[.F98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9]-[.F99])/[.F99]/[.F99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0]-[.F100])/[.F100]/[.F100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1]-[.F101])/[.F101]/[.F101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2]-[.F102])/[.F102]/[.F102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3]-[.F103])/[.F103]/[.F103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4]-[.F104])/[.F104]/[.F104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5]-[.F105])/[.F105]/[.F105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6]-[.F106])/[.F106]/[.F106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7]-[.F107])/[.F107]/[.F107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08]-[.F108])/[.F108]/[.F108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9]-[.F109])/[.F109]/[.F109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1]-[.F111])/[.F111]/[.F111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2]-[.F112])/[.F112]/[.F112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4]-[.F114])/[.F114]/[.F114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5]-[.F115])/[.F115]/[.F115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6]-[.F116])/[.F116]/[.F116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7]-[.F117])/[.F117]/[.F117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18]-[.F118])/[.F118]/[.F118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9]-[.F119])/[.F119]/[.F119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0]-[.F120])/[.F120]/[.F120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1]-[.F121])/[.F121]/[.F121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2]-[.F122])/[.F122]/[.F122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3]-[.F123])/[.F123]/[.F123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4]-[.F124])/[.F124]/[.F124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5]-[.F125])/[.F125]/[.F125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6]-[.F126])/[.F126]/[.F126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7]-[.F127])/[.F127]/[.F127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8]-[.F128])/[.F128]/[.F128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9]-[.F129])/[.F129]/[.F129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0]-[.F130])/[.F130]/[.F130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1]-[.F131])/[.F131]/[.F131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2]-[.F132])/[.F132]/[.F132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3]-[.F133])/[.F133]/[.F133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4]-[.F134])/[.F134]/[.F134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5]-[.F135])/[.F135]/[.F135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6]-[.F136])/[.F136]/[.F136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7]-[.F137])/[.F137]/[.F137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7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1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R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6:02:15.4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22T16:04:31.663000000</dc:date>
    <meta:editing-cycles>46</meta:editing-cycles>
    <meta:editing-duration>P1DT11H1M16S</meta:editing-duration>
    <meta:generator>LibreOffice/7.2.0.4$Windows_X86_64 LibreOffice_project/9a9c6381e3f7a62afc1329bd359cc48accb6435b</meta:generator>
    <meta:document-statistic meta:table-count="5" meta:cell-count="5442" meta:object-count="0"/>
  </office:meta>
</office:document-meta>
</file>